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style="italic" fo:font-weight="normal" officeooo:rsid="0012f67b" officeooo:paragraph-rsid="0012f67b" style:font-style-asian="italic" style:font-weight-asian="normal" style:font-style-complex="italic" style:font-weight-complex="normal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fo:font-weight="bold" officeooo:rsid="00144635" style:font-style-asian="normal" style:font-weight-asian="bold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witch&gt;en</text:p>
      <text:p text:style-name="P5">Switch#conf t</text:p>
      <text:p text:style-name="P4">Enter configuration commands, one per line. End with CNTL/Z.</text:p>
      <text:p text:style-name="P5">Switch(config)#hostname S1</text:p>
      <text:p text:style-name="P5">S1(config)#line console 0</text:p>
      <text:p text:style-name="P5">S1(config-line)#password cisco</text:p>
      <text:p text:style-name="P5">S1(config-line)#login</text:p>
      <text:p text:style-name="P5">S1(config-line)#exit</text:p>
      <text:p text:style-name="P5">S1(config)#enable secret class</text:p>
      <text:p text:style-name="P5">S1(config)#banner motd "Acces autorise uniquement. Violators will be prosecuted to the full extent of the law"</text:p>
      <text:p text:style-name="P5">S1(config)#exit</text:p>
      <text:p text:style-name="P4">S1#</text:p>
      <text:p text:style-name="P4">%SYS-5-CONFIG_I: Configured from console by console</text:p>
      <text:p text:style-name="Text_20_body"/>
      <text:p text:style-name="P5">S1#copy running-config startup-config </text:p>
      <text:p text:style-name="P4">Destination filename [startup-config]? </text:p>
      <text:p text:style-name="P4">Building configuration...</text:p>
      <text:p text:style-name="P4">[OK]</text:p>
      <text:p text:style-name="P4"/>
      <text:p text:style-name="P5">S1#conf t</text:p>
      <text:p text:style-name="P4">Enter configuration commands, one per line. End with CNTL/Z.</text:p>
      <text:p text:style-name="P4"/>
      <text:p text:style-name="P5">S1(config)#interface vlan 1</text:p>
      <text:p text:style-name="P5">S1(config-if)#ip address 192.168.1.253 255.255.255.0</text:p>
      <text:p text:style-name="P5">S1(config-if)#no shutdown</text:p>
      <text:p text:style-name="P3"/>
      <text:p text:style-name="P5">S1(config-if)#</text:p>
      <text:p text:style-name="P4">%LINK-5-CHANGED: Interface Vlan1, changed state to up</text:p>
      <text:p text:style-name="Text_20_body"/>
      <text:p text:style-name="P4">%LINEPROTO-5-UPDOWN: Line protocol on Interface Vlan1, changed state to up</text:p>
      <text:p text:style-name="Text_20_body"/>
      <text:p text:style-name="P4">S1(config-if)#</text:p>
      <text:p text:style-name="P1"/>
      <text:p text:style-name="P2">###Pareil pour S2 (sauf <text:span text:style-name="T2">hostname S2</text:span><text:span text:style-name="T1"> / </text:span><text:span text:style-name="T2">ip address 192.168.1.25</text:span><text:span text:style-name="T3">4</text:span><text:span text:style-name="T2"> 255.255.255.0</text:span>)###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9-17T08:51:55.649724265</meta:creation-date>
    <meta:generator>LibreOffice/7.0.6.2$Linux_X86_64 LibreOffice_project/00$Build-2</meta:generator>
    <dc:date>2021-09-17T11:01:03.493020921</dc:date>
    <meta:editing-duration>PT6M33S</meta:editing-duration>
    <meta:editing-cycles>2</meta:editing-cycles>
    <meta:document-statistic meta:table-count="0" meta:image-count="0" meta:object-count="0" meta:page-count="1" meta:paragraph-count="27" meta:word-count="107" meta:character-count="927" meta:non-whitespace-character-count="845"/>
  </office:meta>
</office:document-meta>
</file>